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8e84" officeooo:paragraph-rsid="001b8e84"/>
    </style:style>
    <style:style style:name="P2" style:family="paragraph" style:parent-style-name="Standard">
      <style:text-properties officeooo:rsid="001bcb64" officeooo:paragraph-rsid="001bcb64"/>
    </style:style>
    <style:style style:name="P3" style:family="paragraph" style:parent-style-name="Standard">
      <style:text-properties fo:font-weight="bold" officeooo:rsid="001d0f2b" officeooo:paragraph-rsid="001d0f2b" style:font-weight-asian="bold" style:font-weight-complex="bold"/>
    </style:style>
    <style:style style:name="P4" style:family="paragraph" style:parent-style-name="Standard">
      <style:text-properties fo:font-weight="bold" officeooo:rsid="001f09b8" officeooo:paragraph-rsid="001f09b8" style:font-weight-asian="bold" style:font-weight-complex="bold"/>
    </style:style>
    <style:style style:name="P5" style:family="paragraph" style:parent-style-name="Standard">
      <style:text-properties fo:font-weight="bold" officeooo:rsid="0020c066" officeooo:paragraph-rsid="0020c066" style:font-weight-asian="bold" style:font-weight-complex="bold"/>
    </style:style>
    <style:style style:name="P6" style:family="paragraph" style:parent-style-name="Standard">
      <style:text-properties fo:font-weight="bold" officeooo:rsid="002232de" officeooo:paragraph-rsid="002232de" style:font-weight-asian="bold" style:font-weight-complex="bold"/>
    </style:style>
    <style:style style:name="P7" style:family="paragraph" style:parent-style-name="Standard">
      <style:text-properties fo:font-weight="bold" officeooo:rsid="00232a40" officeooo:paragraph-rsid="00232a40" style:font-weight-asian="bold" style:font-weight-complex="bold"/>
    </style:style>
    <style:style style:name="P8" style:family="paragraph" style:parent-style-name="Standard">
      <style:text-properties fo:font-weight="bold" officeooo:rsid="00260863" officeooo:paragraph-rsid="00260863" style:font-weight-asian="bold" style:font-weight-complex="bold"/>
    </style:style>
    <style:style style:name="P9" style:family="paragraph" style:parent-style-name="Standard">
      <style:text-properties fo:font-weight="bold" officeooo:rsid="00270c3c" officeooo:paragraph-rsid="00270c3c" style:font-weight-asian="bold" style:font-weight-complex="bold"/>
    </style:style>
    <style:style style:name="P10" style:family="paragraph" style:parent-style-name="Standard">
      <style:text-properties fo:font-weight="bold" officeooo:rsid="002bc47a" officeooo:paragraph-rsid="002bc47a" style:font-weight-asian="bold" style:font-weight-complex="bold"/>
    </style:style>
    <style:style style:name="P11" style:family="paragraph" style:parent-style-name="Standard">
      <style:text-properties fo:font-style="normal" fo:font-weight="bold" officeooo:rsid="002d578e" officeooo:paragraph-rsid="002d578e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2d8ea4" officeooo:paragraph-rsid="002d8ea4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2f04bb" officeooo:paragraph-rsid="002f04bb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2f8903" officeooo:paragraph-rsid="002f8903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2f8903" officeooo:paragraph-rsid="003308b4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3426d0" officeooo:paragraph-rsid="003426d0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348118" officeooo:paragraph-rsid="00348118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350b6f" officeooo:paragraph-rsid="00350b6f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3671b4" officeooo:paragraph-rsid="003671b4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388f1a" officeooo:paragraph-rsid="00388f1a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39d0e9" officeooo:paragraph-rsid="0039d0e9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3ca0e9" officeooo:paragraph-rsid="003ca0e9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3d4ba6" officeooo:paragraph-rsid="003d4ba6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2faf1" style:font-weight-asian="normal" style:font-weight-complex="normal"/>
    </style:style>
    <style:style style:name="T3" style:family="text">
      <style:text-properties fo:font-weight="normal" officeooo:rsid="003308b4" style:font-weight-asian="normal" style:font-weight-complex="normal"/>
    </style:style>
    <style:style style:name="T4" style:family="text">
      <style:text-properties fo:font-weight="normal" officeooo:rsid="0033f380" style:font-weight-asian="normal" style:font-weight-complex="normal"/>
    </style:style>
    <style:style style:name="T5" style:family="text">
      <style:text-properties fo:font-weight="normal" officeooo:rsid="00369dd6" style:font-weight-asian="normal" style:font-weight-complex="normal"/>
    </style:style>
    <style:style style:name="T6" style:family="text">
      <style:text-properties fo:font-weight="normal" officeooo:rsid="0039d0e9" style:font-weight-asian="normal" style:font-weight-complex="normal"/>
    </style:style>
    <style:style style:name="T7" style:family="text">
      <style:text-properties fo:font-weight="normal" officeooo:rsid="003b5150" style:font-weight-asian="normal" style:font-weight-complex="normal"/>
    </style:style>
    <style:style style:name="T8" style:family="text">
      <style:text-properties fo:font-weight="normal" officeooo:rsid="003e8010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d578e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1264a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33f380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39d0e9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3e8010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d8152" style:font-style-asian="normal" style:font-style-complex="normal"/>
    </style:style>
    <style:style style:name="T17" style:family="text">
      <style:text-properties fo:font-style="normal" officeooo:rsid="002542b7" style:font-style-asian="normal" style:font-style-complex="normal"/>
    </style:style>
    <style:style style:name="T18" style:family="text">
      <style:text-properties fo:font-style="normal" officeooo:rsid="00286048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d8152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232de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4a2c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542b7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86048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97022" style:font-style-asian="normal" style:font-weight-asian="normal" style:font-style-complex="normal" style:font-weight-complex="normal"/>
    </style:style>
    <style:style style:name="T26" style:family="text">
      <style:text-properties officeooo:rsid="0031264a"/>
    </style:style>
    <style:style style:name="T27" style:family="text">
      <style:text-properties officeooo:rsid="0033f3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t (interface) Action pour undo/redo ? Séparer actions (dessin) et méta-actions (ajouter nouvelle figure/détruire figure) ?</text:p>
      <text:p text:style-name="P1"/>
      <text:p text:style-name="P1">MVC pour décrire modèles géo/interface graphique/contrôles ?</text:p>
      <text:p text:style-name="P1"/>
      <text:p text:style-name="P2">Séparer toolbar / whiteboard au plus haut de la hiérarchie (opérations différées sauvegardes etc)</text:p>
      <text:p text:style-name="P2"/>
      <text:p text:style-name="P3">Fabrique abstraite : <text:span text:style-name="T9">Une fabrique pour instancier rarement les objets concrets. On crée des objets génériques. </text:span><text:span text:style-name="T20">A utiliser en combo avec le composite ? (beaucoup d’opérations communes entre figures et groupes de figures)</text:span></text:p>
      <text:p text:style-name="P3"><text:span text:style-name="T20"/></text:p>
      <text:p text:style-name="P4"><text:span text:style-name="T16">B</text:span><text:span text:style-name="T15">uilder : </text:span><text:span text:style-name="T9">Diviser création des objets et leurs représentations. </text:span><text:span text:style-name="T19">Isoler View et Model associé au MVC ? Situer en haut de la hiérarchie pour une généricité des affichages (abordée en cours) ?</text:span></text:p>
      <text:p text:style-name="P4"><text:span text:style-name="T19"/></text:p>
      <text:p text:style-name="P4"><text:span text:style-name="T15">Singleton : </text:span><text:span text:style-name="T9">Garantir l’instanciation unique d’un objet. </text:span><text:span text:style-name="T19">Utiliser pour la fenêtre graphique ? Uniquement pour la toolbar ? (elle reste la même car sauvegardée automatiquement en permanence ; reste la même si on ferme puis re-ouvre la fenêtre)</text:span></text:p>
      <text:p text:style-name="P4"><text:span text:style-name="T19"/></text:p>
      <text:p text:style-name="P5"><text:span text:style-name="T15">Prototype : </text:span><text:span text:style-name="T9">Interface commune aux objets capables de se cloner eux-mêmes. </text:span><text:span text:style-name="T19">Créer une interface prototype pour </text:span><text:span text:style-name="T21">toutes les formes géométriques pour les cloner au moment de les extraires de la toolbar ?</text:span></text:p>
      <text:p text:style-name="P5"><text:span text:style-name="T21"/></text:p>
      <text:p text:style-name="P6"><text:span text:style-name="T15">Fabrique : </text:span><text:span text:style-name="T9">Une interface décrivant un objet non-instanciable (seules les sous-classes sont des objets instanciables). </text:span><text:span text:style-name="T19">Utiliser pour une fabrique regroupant rectangle et polygone ?</text:span></text:p>
      <text:p text:style-name="P6"><text:span text:style-name="T19"/></text:p>
      <text:p text:style-name="P7"><text:span text:style-name="T15">Décorateur : </text:span><text:span text:style-name="T9">Gère l’ajout d’extensions, de responsabilité à de nouveaux objets ayant l’objet cible en composant. </text:span><text:span text:style-name="T22">Décorer avec des couleurs ? Rectangle arrondi = extension ? </text:span><text:span text:style-name="T23">Figure modifiable sur whiteboard = extension ?</text:span></text:p>
      <text:p text:style-name="P7"><text:span text:style-name="T23"/></text:p>
      <text:p text:style-name="P8"><text:span text:style-name="T17">C</text:span><text:span text:style-name="T15">omposite : </text:span><text:span text:style-name="T9">Créer une hiérarchie permettant des traitements communs à des objets et à des regroupements de ces mêmes objets. </text:span><text:span text:style-name="T19">Obligé pour les groupes de figures.</text:span></text:p>
      <text:p text:style-name="P8"><text:span text:style-name="T19"/></text:p>
      <text:p text:style-name="P9"><text:span text:style-name="T15">Procuration : </text:span><text:span text:style-name="T9">Contrôler l’accès à un objet depuis un autre objet, « proxy ». </text:span><text:span text:style-name="T25">Ressemble à la</text:span><text:span text:style-name="T24"> relation Model/View ?</text:span></text:p>
      <text:p text:style-name="P9"><text:span text:style-name="T24"/></text:p>
      <text:p text:style-name="P10"><text:span text:style-name="T18">A</text:span><text:span text:style-name="T15">daptateur de classe : </text:span><text:span text:style-name="T9">Implémente une classe </text:span><text:span text:style-name="T10">étendant la classe adaptée et implémentant l’interface cible.</text:span></text:p>
      <text:p text:style-name="P11">Adaptateur d’objet : <text:span text:style-name="T9">Implémente une classe implémentant l’interface cible et ayant un ou plusieurs objets à adapter qui lui sont composés.</text:span></text:p>
      <text:p text:style-name="P12"><text:span text:style-name="T1">Besoin de généricité sur l’affichage graphique =&gt; adaptateur ?</text:span></text:p>
      <text:p text:style-name="P12"><text:span text:style-name="T1"/></text:p>
      <text:p text:style-name="P13">Pont : <text:span text:style-name="T9">Découpe une abstraction de son implémentation. </text:span><text:span text:style-name="T1">Découplage MVC ? Gestion d’extensions des figures ?</text:span></text:p>
      <text:p text:style-name="P13"><text:span text:style-name="T1"/></text:p>
      <text:p text:style-name="P14">Façade : <text:span text:style-name="T9">Interface unifiant l’ensemble des sous-systèmes. Inapproprié ?</text:span></text:p>
      <text:p text:style-name="P14"><text:span text:style-name="T9"/></text:p>
      <text:p text:style-name="P15"><text:span text:style-name="T26">Observer : </text:span><text:span text:style-name="T11">Permet la mise à jour d’objets dépendant d’un objet tiers lorsque ce dernier change d’état. </text:span><text:span text:style-name="T2">Modifier groupe de figures lorsque l’une de ses figures est modifiée atomiquement ? </text:span><text:span text:style-name="T3">Quand le groupe s’agrandit?</text:span></text:p>
      <text:p text:style-name="P15"><text:span text:style-name="T3"/></text:p>
      <text:p text:style-name="P15"><text:span text:style-name="T27">Itérateur : </text:span><text:span text:style-name="T12">Répertorie séquentiellement les composants d’un agrégat d’objets.</text:span><text:span text:style-name="T9"> </text:span><text:span text:style-name="T4">Compter les figures assemblées du composite en vue de la dissociation ?</text:span></text:p>
      <text:p text:style-name="P15"><text:soft-page-break/><text:span text:style-name="T4"/></text:p>
      <text:p text:style-name="P16">Visiteur : <text:span text:style-name="T9">Définit une opération applicable à divers éléments d’une structure d’objets sans altérer cette structure. </text:span><text:span text:style-name="T1">Opérations communes à plusieurs objets (</text:span><text:span text:style-name="T9">drag-and-drop</text:span><text:span text:style-name="T1">) traitées par visiteur ?</text:span></text:p>
      <text:p text:style-name="P16"><text:span text:style-name="T1"/></text:p>
      <text:p text:style-name="P17">Memento : <text:span text:style-name="T9">Saisir et transmettre l’état interne d’un objet dans le but de pouvoir le restaurer ultérieurement. </text:span><text:span text:style-name="T1">Sauvegarder l’état de l’ensemble du programme pour undo/redo et save ?</text:span></text:p>
      <text:p text:style-name="P17"><text:span text:style-name="T1"/></text:p>
      <text:p text:style-name="P18">Command : <text:span text:style-name="T9">Créer un objet ou une architecture de commande permettant de réaliser une opération particulière lorsque appelée par un objet tiers. </text:span><text:span text:style-name="T1">Gestion des commandes undo/redo ? Save ?</text:span></text:p>
      <text:p text:style-name="P18"><text:span text:style-name="T1"/></text:p>
      <text:p text:style-name="P19">Chain of Responsability : <text:span text:style-name="T9">Créer une interface Handler permettant de traiter des requêtes en les transmettant aux sous-classes jusqu’à trouver un objet compatible disposé à traiter la requête. </text:span><text:span text:style-name="T5">Hiérarchiser les comportements du Model à l’issue de chaque action du Controller ?</text:span></text:p>
      <text:p text:style-name="P19"><text:span text:style-name="T5"/></text:p>
      <text:p text:style-name="P20">Mediator : <text:span text:style-name="T9">Centralise l</text:span><text:span text:style-name="T13">e contrôle d’interactions inter-objets via une interface particulière. </text:span><text:span text:style-name="T6">??</text:span></text:p>
      <text:p text:style-name="P20"><text:span text:style-name="T6"/></text:p>
      <text:p text:style-name="P21">State : <text:span text:style-name="T9">Modifie le comportement d’un objet lorsque son état interne change. Les opérations contiennent des conditionnelles les différenciant selon l’état. </text:span><text:span text:style-name="T1">Gestion du rectangle selon angles droits/ar</text:span><text:span text:style-name="T7">rondis ?</text:span></text:p>
      <text:p text:style-name="P21"><text:span text:style-name="T7"/></text:p>
      <text:p text:style-name="P22">Stratégie : <text:span text:style-name="T9">Présente une interface d’algorithmes différents pour offrir plusieurs choix de stratégie à un objet ayant besoin de l’un ou l’autre de ces algorithmes. </text:span><text:span text:style-name="T1">??</text:span></text:p>
      <text:p text:style-name="P22"><text:span text:style-name="T1"/></text:p>
      <text:p text:style-name="P23">Flyweight : <text:span text:style-name="T9">Optimise la gestion de nombreux objets </text:span><text:span text:style-name="T14">en créant une interface de gestion de l’état extrinsèque de l’architecture</text:span><text:span text:style-name="T9">. </text:span><text:span text:style-name="T1">Potentiellement utile ? </text:span><text:span text:style-name="T8">Undo/redo/save 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1:22:59.146176588</meta:creation-date>
    <dc:date>2018-04-10T12:10:56.790944102</dc:date>
    <meta:editing-duration>PT20H30M32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614" meta:character-count="4113" meta:non-whitespace-character-count="3525"/>
  </office:meta>
</office:document-meta>
</file>